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1a4b7" officeooo:paragraph-rsid="0011a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ODELING MELODIC DIC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Dissertation</text:p>
      <text:p text:style-name="P1"/>
      <text:p text:style-name="P1">Submitted to the Graduate Faculty of the</text:p>
      <text:p text:style-name="P1">Louisiana State University and</text:p>
      <text:p text:style-name="P1">Agricultural and Mechanical College</text:p>
      <text:p text:style-name="P1">in partial fulfillment of the</text:p>
      <text:p text:style-name="P1">requirements for the degree of</text:p>
      <text:p text:style-name="P1">Doctor of Philosophy</text:p>
      <text:p text:style-name="P1"/>
      <text:p text:style-name="P1">in</text:p>
      <text:p text:style-name="P1"/>
      <text:p text:style-name="P1">The School of Musi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</text:p>
      <text:p text:style-name="P1">David John Baker</text:p>
      <text:p text:style-name="P1">B.M., Baldwin Wallace University, 2012</text:p>
      <text:p text:style-name="P1">MSc., Goldsmiths, University of London, 2014</text:p>
      <text:p text:style-name="P1">August 201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ker</meta:initial-creator>
    <meta:creation-date>2019-06-05T12:09:09.597628985</meta:creation-date>
    <dc:date>2019-06-05T12:13:52.764173974</dc:date>
    <dc:creator>David Baker</dc:creator>
    <meta:editing-duration>PT4M48S</meta:editing-duration>
    <meta:editing-cycles>1</meta:editing-cycles>
    <meta:document-statistic meta:table-count="0" meta:image-count="0" meta:object-count="0" meta:page-count="1" meta:paragraph-count="15" meta:word-count="55" meta:character-count="356" meta:non-whitespace-character-count="316"/>
    <meta:generator>LibreOffice/6.0.0.3$MacOSX_X86_64 LibreOffice_project/64a0f66915f38c6217de274f0aa8e15618924765</meta:generator>
  </office:meta>
</office:document-meta>
</file>